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Record.ChangeLogRecord( ChangeLog changes , List events , Record record , String workspace ,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Record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Record.createEventState( int type , NodeId parentId , Path parentPath , NodeId childId , Path . Element childRelPath , Name ntName , Set mixins , String user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ngeLogRecord.process( ClusterRecord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Record.apply( int operation , Item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ngeLogRecord.ChangeLogRecord( int identifier , Record record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Record.readTimestamp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Record.readEnd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ngeLogRecord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Record.doWri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hangeLogRecord.readEventRec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ngeLogRecord.writeEventRecord( EventState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ngeLogRecord.readProperty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Record.writePropertyRecord( int operation , Property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LogRecord.readNode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Record.get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Record.do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hangeLogRecord.writeNodeRecord( int operation , Nod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LogRecord.getOrCreateSession( String us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Record.writeTimestamp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